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Gothic" fo:font-weight="bold" officeooo:rsid="001194d5" officeooo:paragraph-rsid="001194d5" style:font-weight-asian="bold" style:font-weight-complex="bold"/>
    </style:style>
    <style:style style:name="P2" style:family="paragraph" style:parent-style-name="Standard">
      <style:text-properties style:font-name="NanumGothic" fo:font-weight="normal" officeooo:rsid="001194d5" officeooo:paragraph-rsid="001194d5" style:font-weight-asian="normal" style:font-weight-complex="normal"/>
    </style:style>
    <style:style style:name="P3" style:family="paragraph" style:parent-style-name="Standard">
      <style:text-properties style:font-name="NanumGothic" fo:font-weight="normal" officeooo:rsid="001194d5" officeooo:paragraph-rsid="002e89ce" style:font-weight-asian="normal" style:font-weight-complex="normal"/>
    </style:style>
    <style:style style:name="P4" style:family="paragraph" style:parent-style-name="Standard">
      <style:text-properties style:font-name="NanumGothic" fo:font-weight="normal" officeooo:rsid="0012c58b" officeooo:paragraph-rsid="0012c58b" style:font-weight-asian="normal" style:font-weight-complex="normal"/>
    </style:style>
    <style:style style:name="P5" style:family="paragraph" style:parent-style-name="Standard">
      <style:text-properties style:font-name="NanumGothic" fo:font-weight="normal" officeooo:rsid="0012d2a1" officeooo:paragraph-rsid="0012d2a1" style:font-weight-asian="normal" style:font-weight-complex="normal"/>
    </style:style>
    <style:style style:name="P6" style:family="paragraph" style:parent-style-name="Standard">
      <style:text-properties style:font-name="NanumGothic" fo:font-weight="normal" officeooo:rsid="0012fe6d" officeooo:paragraph-rsid="0012fe6d" style:font-weight-asian="normal" style:font-weight-complex="normal"/>
    </style:style>
    <style:style style:name="P7" style:family="paragraph" style:parent-style-name="Standard">
      <style:text-properties style:font-name="NanumGothic" fo:font-weight="normal" officeooo:rsid="00141ba7" officeooo:paragraph-rsid="00141ba7" style:font-weight-asian="normal" style:font-weight-complex="normal"/>
    </style:style>
    <style:style style:name="P8" style:family="paragraph" style:parent-style-name="Standard">
      <style:text-properties style:font-name="NanumGothic" fo:font-weight="normal" officeooo:rsid="00160a7d" officeooo:paragraph-rsid="00160a7d" style:font-weight-asian="normal" style:font-weight-complex="normal"/>
    </style:style>
    <style:style style:name="P9" style:family="paragraph" style:parent-style-name="Standard">
      <style:text-properties style:font-name="NanumGothic" fo:font-weight="normal" officeooo:rsid="0018cafa" officeooo:paragraph-rsid="0018cafa" style:font-weight-asian="normal" style:font-weight-complex="normal"/>
    </style:style>
    <style:style style:name="P10" style:family="paragraph" style:parent-style-name="Standard">
      <style:text-properties style:font-name="NanumGothic" fo:font-weight="normal" officeooo:rsid="001b2757" officeooo:paragraph-rsid="001b2757" style:font-weight-asian="normal" style:font-weight-complex="normal"/>
    </style:style>
    <style:style style:name="P11" style:family="paragraph" style:parent-style-name="Standard">
      <style:text-properties style:font-name="NanumGothic" fo:font-weight="normal" officeooo:rsid="002097c8" officeooo:paragraph-rsid="002097c8" style:font-weight-asian="normal" style:font-weight-complex="normal"/>
    </style:style>
    <style:style style:name="P12" style:family="paragraph" style:parent-style-name="Standard">
      <style:text-properties style:font-name="NanumGothic" fo:font-weight="normal" officeooo:rsid="0021e2c1" officeooo:paragraph-rsid="0021e2c1" style:font-weight-asian="normal" style:font-weight-complex="normal"/>
    </style:style>
    <style:style style:name="P13" style:family="paragraph" style:parent-style-name="Standard">
      <style:text-properties style:font-name="NanumGothic" fo:font-weight="normal" officeooo:rsid="00247611" officeooo:paragraph-rsid="00247611" style:font-weight-asian="normal" style:font-weight-complex="normal"/>
    </style:style>
    <style:style style:name="P14" style:family="paragraph" style:parent-style-name="Standard">
      <style:text-properties style:font-name="NanumGothic" officeooo:paragraph-rsid="00233740"/>
    </style:style>
    <style:style style:name="P15" style:family="paragraph" style:parent-style-name="Standard">
      <style:text-properties style:font-name="monospace" fo:font-weight="normal" officeooo:rsid="001194d5" officeooo:paragraph-rsid="001194d5" style:font-weight-asian="normal" style:font-weight-complex="normal"/>
    </style:style>
    <style:style style:name="P16" style:family="paragraph" style:parent-style-name="Standard">
      <style:text-properties style:font-name="monospace" fo:font-weight="normal" officeooo:rsid="001194d5" officeooo:paragraph-rsid="00160a7d" style:font-weight-asian="normal" style:font-weight-complex="normal"/>
    </style:style>
    <style:style style:name="P17" style:family="paragraph" style:parent-style-name="Standard">
      <style:text-properties style:font-name="monospace" fo:font-weight="bold" officeooo:rsid="001194d5" officeooo:paragraph-rsid="001194d5" style:font-weight-asian="bold" style:font-weight-complex="bold"/>
    </style:style>
    <style:style style:name="P18" style:family="paragraph" style:parent-style-name="Standard">
      <style:text-properties style:font-name="monospace" fo:font-weight="bold" officeooo:rsid="001194d5" officeooo:paragraph-rsid="002e89ce" style:font-weight-asian="bold" style:font-weight-complex="bold"/>
    </style:style>
    <style:style style:name="P19" style:family="paragraph" style:parent-style-name="Standard">
      <style:text-properties style:font-name="monospace" officeooo:paragraph-rsid="00233740"/>
    </style:style>
    <style:style style:name="P20" style:family="paragraph" style:parent-style-name="Standard">
      <style:text-properties fo:color="#ff0000" style:font-name="NanumGothic" fo:font-weight="bold" officeooo:rsid="001194d5" officeooo:paragraph-rsid="001194d5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NanumGothic" fo:font-weight="bold" officeooo:rsid="001194d5" officeooo:paragraph-rsid="001194d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94d5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officeooo:rsid="00233740" fo:background-color="#ffffff" loext:char-shading-value="0"/>
    </style:style>
    <style:style style:name="T6" style:family="text">
      <style:text-properties fo:color="#000000" style:font-name="NanumGothic" fo:background-color="#ffffff" loext:char-shading-value="0"/>
    </style:style>
    <style:style style:name="T7" style:family="text">
      <style:text-properties fo:color="#000000" style:font-name="NanumGothic" officeooo:rsid="001cf465" fo:background-color="#ffffff" loext:char-shading-value="0"/>
    </style:style>
    <style:style style:name="T8" style:family="text">
      <style:text-properties fo:color="#000000" style:font-name="NanumGothic" officeooo:rsid="00233740" fo:background-color="#ffffff" loext:char-shading-value="0"/>
    </style:style>
    <style:style style:name="T9" style:family="text">
      <style:text-properties fo:color="#000000" style:font-name="NanumGothic" fo:font-weight="normal" fo:background-color="#ffffff" loext:char-shading-value="0" style:font-weight-asian="normal" style:font-weight-complex="normal"/>
    </style:style>
    <style:style style:name="T10" style:family="text">
      <style:text-properties fo:color="#000000" fo:background-color="#18b218" loext:char-shading-value="0"/>
    </style:style>
    <style:style style:name="T11" style:family="text">
      <style:text-properties fo:color="#000000" fo:font-weight="normal" fo:background-color="#ffffff" loext:char-shading-value="0" style:font-weight-asian="normal" style:font-weight-complex="normal"/>
    </style:style>
    <style:style style:name="T12" style:family="text">
      <style:text-properties fo:color="#000000" fo:font-weight="normal" officeooo:rsid="001194d5" fo:background-color="#ffffff" loext:char-shading-value="0" style:font-weight-asian="normal" style:font-weight-complex="normal"/>
    </style:style>
    <style:style style:name="T13" style:family="text">
      <style:text-properties style:font-name="NanumGothic"/>
    </style:style>
    <style:style style:name="T14" style:family="text">
      <style:text-properties style:font-name="NanumGothic" fo:font-weight="normal" style:font-weight-asian="normal" style:font-weight-complex="normal"/>
    </style:style>
    <style:style style:name="T15" style:family="text">
      <style:text-properties style:font-name="NanumGothic" fo:font-weight="bold" style:font-weight-asian="bold" style:font-weight-complex="bold"/>
    </style:style>
    <style:style style:name="T16" style:family="text">
      <style:text-properties fo:color="#5454ff" fo:font-weight="bold" officeooo:rsid="00233740" fo:background-color="#ffffff" loext:char-shading-value="0"/>
    </style:style>
    <style:style style:name="T17" style:family="text">
      <style:text-properties fo:color="#5454ff" fo:background-color="#ffffff" loext:char-shading-value="0"/>
    </style:style>
    <style:style style:name="T18" style:family="text">
      <style:text-properties fo:color="#5454ff" style:font-name="NanumGothic" fo:font-weight="bold" fo:background-color="#ffffff" loext:char-shading-value="0"/>
    </style:style>
    <style:style style:name="T19" style:family="text">
      <style:text-properties fo:color="#5454ff" style:font-name="NanumGothic" fo:font-weight="bold" officeooo:rsid="00233740" fo:background-color="#ffffff" loext:char-shading-value="0"/>
    </style:style>
    <style:style style:name="T20" style:family="text">
      <style:text-properties fo:color="#54ffff" fo:background-color="#ffffff" loext:char-shading-value="0"/>
    </style:style>
    <style:style style:name="T21" style:family="text">
      <style:text-properties officeooo:rsid="001cf465"/>
    </style:style>
    <style:style style:name="T22" style:family="text">
      <style:text-properties officeooo:rsid="0021e2c1"/>
    </style:style>
    <style:style style:name="T23" style:family="text">
      <style:text-properties fo:color="#54ff54" fo:background-color="#ffffff" loext:char-shading-value="0"/>
    </style:style>
    <style:style style:name="T24" style:family="text">
      <style:text-properties fo:color="#ff0000"/>
    </style:style>
    <style:style style:name="T25" style:family="text">
      <style:text-properties style:use-window-font-color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lyen könyvtárkezel parancsok vannak?</text:p>
      <text:p text:style-name="P4">pwd, ls, mkdir, rmdir, mr, mv, cp, cd, cd ..</text:p>
      <text:p text:style-name="P2"/>
      <text:p text:style-name="P2"/>
      <text:p text:style-name="P1">Hozzon létre egy „tudas” nev könyvtárat saját könyvtárában.</text:p>
      <text:p text:style-name="P5">mkdir tudas</text:p>
      <text:p text:style-name="P2"/>
      <text:p text:style-name="P1">Hozzon létre egy „jarmu” nev könyvtárat saját könyvtárban.</text:p>
      <text:p text:style-name="P5">mkdir jarmu</text:p>
      <text:p text:style-name="P2"/>
      <text:p text:style-name="P1">Milyen paranccsal nézzük meg, melyik könyvtárban vagyunk éppen?</text:p>
      <text:p text:style-name="P5">pwd</text:p>
      <text:p text:style-name="P2"/>
      <text:p text:style-name="P1">Milyen paranccsal léphetünk a gyökérkönyvtárba (egy parancs)?</text:p>
      <text:p text:style-name="P5">cd /</text:p>
      <text:p text:style-name="P2"/>
      <text:p text:style-name="P1">A „jarmu” nev könyvtárban a következ alkönyvtárakat hozza létere:</text:p>
      <text:p text:style-name="P1">Citroen</text:p>
      <text:p text:style-name="P1">Daewoo</text:p>
      <text:p text:style-name="P1">Fiat</text:p>
      <text:p text:style-name="P1">Ford</text:p>
      <text:p text:style-name="P1">Lada</text:p>
      <text:p text:style-name="P1">Mercedes</text:p>
      <text:p text:style-name="P1">Nissan</text:p>
      <text:p text:style-name="P1">Opel</text:p>
      <text:p text:style-name="P1">Peugeot</text:p>
      <text:p text:style-name="P15"><text:span text:style-name="T6">mkdir Citroen Daewoo Fiat Ford Lada Mercedes Ni</text:span><text:span text:style-name="T13">ssan Opel Peugeot</text:span><text:line-break/></text:p>
      <text:p text:style-name="P2"/>
      <text:p text:style-name="P1">Melyik az aktuális könyvtár?</text:p>
      <text:p text:style-name="P15"><text:span text:style-name="T6">/home/vitriolfox/jarmu</text:span><text:line-break/></text:p>
      <text:p text:style-name="P2"/>
      <text:p text:style-name="P1">Lépjen a gyökérkönyvtárba!</text:p>
      <text:p text:style-name="P6">cd /</text:p>
      <text:p text:style-name="P2"/>
      <text:p text:style-name="P1">Lépjen a saját home könyvtárába!</text:p>
      <text:p text:style-name="P6">cd ~</text:p>
      <text:p text:style-name="P2"/>
      <text:p text:style-name="P1">Lépjen a rendszergazda home könyvtárába (a jogosultsági rendszer valószínleg megakadályozza majd)!</text:p>
      <text:p text:style-name="P6"><text:span text:style-name="T4">cd /root </text:span><text:line-break/>bash: cd: /root: Permission denied </text:p>
      <text:p text:style-name="P2"/>
      <text:p text:style-name="P1">Lépjen a gyökérkönyvtárból nyíló etc könyvtárba!</text:p>
      <text:p text:style-name="P6">cd /etc</text:p>
      <text:p text:style-name="P2"/>
      <text:p text:style-name="P1">Lépjen vissza egy szinttel feljebb!</text:p>
      <text:p text:style-name="P6">cd ..</text:p>
      <text:p text:style-name="P2"/>
      <text:p text:style-name="P1"/>
      <text:p text:style-name="P1"/>
      <text:p text:style-name="P1"><text:soft-page-break/>Jelenítse meg az aktuális könyvtár tartalomjegyzékét!</text:p>
      <text:p text:style-name="P2"><text:span text:style-name="T4">ls </text:span><text:line-break/><text:span text:style-name="T17">bin</text:span><text:span text:style-name="T4">    </text:span><text:span text:style-name="T17">dev</text:span><text:span text:style-name="T4">   </text:span><text:span text:style-name="T20">initrd.img</text:span><text:span text:style-name="T4">      </text:span><text:span text:style-name="T17">lib64</text:span><text:span text:style-name="T4">       </text:span><text:span text:style-name="T17">mnt</text:span><text:span text:style-name="T4">   </text:span><text:span text:style-name="T17">root</text:span><text:span text:style-name="T4">  </text:span><text:span text:style-name="T17">snap</text:span><text:span text:style-name="T4">      </text:span><text:span text:style-name="T17">sys</text:span><text:span text:style-name="T4">  </text:span><text:span text:style-name="T17">var</text:span><text:span text:style-name="T4"> </text:span><text:line-break/><text:span text:style-name="T17">boot</text:span><text:span text:style-name="T4">   </text:span><text:span text:style-name="T17">etc</text:span><text:span text:style-name="T4">   </text:span><text:span text:style-name="T20">initrd.img.old</text:span><text:span text:style-name="T4">  </text:span><text:span text:style-name="T17">lost+found</text:span><text:span text:style-name="T4">  </text:span><text:span text:style-name="T17">opt</text:span><text:span text:style-name="T4">   </text:span><text:span text:style-name="T17">run</text:span><text:span text:style-name="T4">   </text:span><text:span text:style-name="T17">srv</text:span><text:span text:style-name="T4">       </text:span><text:span text:style-name="T10">tmp</text:span><text:span text:style-name="T4">  </text:span><text:span text:style-name="T20">vmlinuz</text:span><text:span text:style-name="T4"> </text:span><text:line-break/><text:span text:style-name="T17">cdrom</text:span><text:span text:style-name="T4">  </text:span><text:span text:style-name="T17">home</text:span><text:span text:style-name="T4">  </text:span><text:span text:style-name="T17">lib</text:span><text:span text:style-name="T4">             </text:span><text:span text:style-name="T17">media</text:span><text:span text:style-name="T4">       </text:span><text:span text:style-name="T17">proc</text:span><text:span text:style-name="T4">  </text:span><text:span text:style-name="T17">sbin</text:span><text:span text:style-name="T4">  swapfile  </text:span><text:span text:style-name="T17">usr</text:span><text:span text:style-name="T4">  </text:span><text:span text:style-name="T20">vmlinuz.old</text:span><text:line-break/><text:line-break/><text:span text:style-name="T3">Jelenítse meg a /etc, majd a /var/log könyvtár tartalomjegyzékét is (részletes adatokkal)!</text:span></text:p>
      <text:p text:style-name="P6">ls -l /etc</text:p>
      <text:p text:style-name="P6">ls -l /var/log</text:p>
      <text:p text:style-name="P2"/>
      <text:p text:style-name="P1">Lépjen a saját home könyvtárába! Hozzon létre egy új alkönyvtárat, a neve legyen Teszt!</text:p>
      <text:p text:style-name="P7">cd ~</text:p>
      <text:p text:style-name="P7">mkdir Teszt</text:p>
      <text:p text:style-name="P2"/>
      <text:p text:style-name="P1">Egyetlen paranccsal hozzon létre ebben két újabb könyvtárat, T1-et és T2-t!</text:p>
      <text:p text:style-name="P2"><text:span text:style-name="T4">mkdir ./Teszt/T1 ./Teszt/T2</text:span></text:p>
      <text:p text:style-name="P2"/>
      <text:p text:style-name="P1">Rajzoltassa ki a könyvtárstruktúrát a tree paranccsal! A további feladatok megoldása során használja ezt a megoldások helyességének ellenrzésére!</text:p>
      <text:p text:style-name="P15"><text:span text:style-name="T6">tree ./Teszt </text:span><text:span text:style-name="T13"><text:line-break/></text:span><text:span text:style-name="T18">./Teszt</text:span><text:span text:style-name="T6"> </text:span><text:span text:style-name="T13"><text:line-break/>├── </text:span><text:span text:style-name="T18">T1</text:span><text:span text:style-name="T6"> </text:span><text:span text:style-name="T13"><text:line-break/>└── </text:span><text:span text:style-name="T18">T2</text:span></text:p>
      <text:p text:style-name="P2"/>
      <text:p text:style-name="P1">Egyetlen paranccsal hozzon létre a Teszt könyvtárból nyíló három, egymásból nyíló könyvtárat: Unix/Linux/Debian néven!</text:p>
      <text:p text:style-name="P15"><text:span text:style-name="T6">mkdir -p ./Teszt/Unix/Linux/Debian</text:span></text:p>
      <text:p text:style-name="P2"/>
      <text:p text:style-name="P1">Nevezze át a Debian könyvtárat Deb-re!</text:p>
      <text:p text:style-name="P2"><text:span text:style-name="T4">mv ./Teszt/Unix/Linux/Debian ./Teszt/Unix/Linux/Deb</text:span></text:p>
      <text:p text:style-name="P2"/>
      <text:p text:style-name="P1">Helyezze át a Deb könyvtárat a T1-be!</text:p>
      <text:p text:style-name="P15"><text:span text:style-name="T6">mv ./Teszt/Unix/Linux/Deb ./Teszt/T1</text:span><text:span text:style-name="T4"> </text:span></text:p>
      <text:p text:style-name="P2"/>
      <text:p text:style-name="P1">Törölje a T1 könyvtárat!</text:p>
      <text:p text:style-name="P15"><text:span text:style-name="T6">rm -r ./Teszt/T1</text:span><text:line-break/></text:p>
      <text:p text:style-name="P2"/>
      <text:p text:style-name="P1">Egyetlen paranccsal törölje a Teszt könyvtárat!</text:p>
      <text:p text:style-name="P16"><text:span text:style-name="T6">rm -r ./Teszt</text:span></text:p>
      <text:p text:style-name="P2"/>
      <text:p text:style-name="P1">Jelenítse meg az aktuális könyvtár tartalmát!</text:p>
      <text:p text:style-name="P8">ls</text:p>
      <text:p text:style-name="P2"/>
      <text:p text:style-name="P1">Jelenítse meg a /etc könyvtár tartalmát részletesen!</text:p>
      <text:p text:style-name="P8">ls -la /etc</text:p>
      <text:p text:style-name="P2"/>
      <text:p text:style-name="P1">Jelenítse meg a /etc könyvtár conf kiterjesztés fájljait!</text:p>
      <text:p text:style-name="P15"><text:span text:style-name="T6">ls -la /etc/*.conf</text:span><text:line-break/></text:p>
      <text:p text:style-name="P2"><text:soft-page-break/></text:p>
      <text:p text:style-name="P1">Jelenítse meg a /etc könyvtár azon fájljait, melyek p-vel kezddnek!</text:p>
      <text:p text:style-name="P9">ls <text:span text:style-name="T21">-d</text:span>/etc/p*</text:p>
      <text:p text:style-name="P2"/>
      <text:p text:style-name="P1">Jelenítse meg a /etc könyvtár azon fájljait, melyek f-re végzdnek!</text:p>
      <text:p text:style-name="P15"><text:span text:style-name="T6">Ls </text:span><text:span text:style-name="T7">-d</text:span><text:span text:style-name="T6"> /etc/*f.*</text:span></text:p>
      <text:p text:style-name="P2"/>
      <text:p text:style-name="P1">Jelenítse meg a /etc könyvtár azon fájljait, melyek els karaktere p, a harmadik s és d-re végzdnek!</text:p>
      <text:p text:style-name="P15"><text:span text:style-name="T6">ls /etc/p??s?d</text:span></text:p>
      <text:p text:style-name="P2"/>
      <text:p text:style-name="P1">Jelenítse meg a home könyvtárának tartalmát a benne lev rejtett fájlokkal együtt!</text:p>
      <text:p text:style-name="P10">ls -a</text:p>
      <text:p text:style-name="P2"/>
      <text:p text:style-name="P1">Jelenítse meg a /etc könyvtár azon fájljait, melyek második karaktere a vagy n!</text:p>
      <text:p text:style-name="P2"><text:span text:style-name="T4">ls -d /etc/?[an]*</text:span></text:p>
      <text:p text:style-name="P2"/>
      <text:p text:style-name="P1">Jelenítse meg a /etc könyvtár azon fájljait, melyek második karaktere nem a és nem n!</text:p>
      <text:p text:style-name="P11">cd /etc</text:p>
      <text:p text:style-name="P11"><text:span text:style-name="T4">ls -I "?a*" -I "?n*" </text:span></text:p>
      <text:p text:style-name="P2"/>
      <text:p text:style-name="P1">Jelenítse meg a rendszer összes fájlját és könyvtárát (hosszan fut)!</text:p>
      <text:p text:style-name="P12">ls -R</text:p>
      <text:p text:style-name="P2"/>
      <text:p text:style-name="P1">Indítsa el a Midnight Commanert!</text:p>
      <text:p text:style-name="P2"><text:span text:style-name="T4">sudo apt-get install mc</text:span><text:line-break/><text:span text:style-name="T22">mc</text:span></text:p>
      <text:p text:style-name="P2"/>
      <text:p text:style-name="P20">A fenti feladatokat végezze el a Midnight Commanderrel is!</text:p>
      <text:p text:style-name="P2"/>
      <text:p text:style-name="P2"/>
      <text:p text:style-name="P1"/>
      <text:p text:style-name="P21">Hozza létre a home könyvtárában az ábrán látható könyvtárakat!</text:p>
      <text:p text:style-name="P1">gyakorlat</text:p>
      <text:p text:style-name="P1">|</text:p>
      <text:p text:style-name="P1">|--Proba</text:p>
      <text:p text:style-name="P1">| |</text:p>
      <text:p text:style-name="P1">| |--test</text:p>
      <text:p text:style-name="P1">| | |---unix</text:p>
      <text:p text:style-name="P1">| |</text:p>
      <text:p text:style-name="P1">| |--Linux</text:p>
      <text:p text:style-name="P1">|</text:p>
      <text:p text:style-name="P1">|--Check</text:p>
      <text:p text:style-name="P1">|--Tmp</text:p>
      <text:p text:style-name="P14"><text:span text:style-name="T12">mkdir gyakorlat</text:span><text:span text:style-name="T2"><text:line-break/></text:span><text:span text:style-name="T4">cd gyakorlat</text:span><text:line-break/><text:span text:style-name="T4">mkdir Proba Check Tmp</text:span><text:line-break/><text:span text:style-name="T4">mkdir -p ./Proba/test/unix</text:span><text:line-break/><text:span text:style-name="T4">mkdir ./Proba/Linux</text:span></text:p>
      <text:p text:style-name="P14"><text:span text:style-name="T5">tree</text:span></text:p>
      <text:p text:style-name="P19"><text:span text:style-name="T8"><text:s/></text:span><text:span text:style-name="T19">gyakorlat</text:span><text:span text:style-name="T8"> <text:line-break/>   ├── </text:span><text:span text:style-name="T19">Check</text:span><text:span text:style-name="T8"> <text:line-break/>   ├── </text:span><text:span text:style-name="T19">Proba</text:span><text:span text:style-name="T8"> <text:line-break/>   │   ├── </text:span><text:span text:style-name="T19">Linux</text:span><text:span text:style-name="T8"> <text:line-break/>   │   └── </text:span><text:span text:style-name="T19">test</text:span><text:span text:style-name="T8"> <text:line-break/>   │       └── </text:span><text:span text:style-name="T19">unix</text:span><text:span text:style-name="T8"> <text:line-break/>   └── </text:span><text:span text:style-name="T19">Tmp</text:span><text:span text:style-name="T5"><text:line-break/><text:line-break/></text:span><text:line-break/><text:line-break/></text:p>
      <text:p text:style-name="P2"/>
      <text:p text:style-name="P1">Lépjen a /etc könyvtárba! Jelenítse meg az innen nyíló könyvtárrendszert a tree paranccsal! Csak a könyvtárakat jelenítse meg, a fájlokat ne!</text:p>
      <text:p text:style-name="P13">cd /etc</text:p>
      <text:p text:style-name="P13">tree -d</text:p>
      <text:p text:style-name="P2"/>
      <text:p text:style-name="P1">Másolja a /etc könyvtár passwd fájlját a Proba könyvtárba!</text:p>
      <text:p text:style-name="P2"><text:span text:style-name="T4">cp passwd ~/gyakorlat/Proba/</text:span></text:p>
      <text:p text:style-name="P2"/>
      <text:p text:style-name="P1">Másolja a /etc könyvtár shadow nev fájlját a test könyvtárba!</text:p>
      <text:p text:style-name="P17"><text:span text:style-name="T9">cp shadow ~/gyakorlat/Proba/test/ </text:span><text:span text:style-name="T14"><text:line-break/>cp: cannot open 'shadow' for reading: Permission denied <text:line-break/></text:span><text:span text:style-name="T9">sudo cp shadow ~/gyakorlat/Proba/test/</text:span></text:p>
      <text:p text:style-name="P1"/>
      <text:p text:style-name="P1">Másolja a /etc könyvtár összes conf kiterjesztés fájlját a Linux könyvtárba!</text:p>
      <text:p text:style-name="P2"><text:span text:style-name="T4">cp *.conf ~/gyakorlat/Proba/Linux/</text:span></text:p>
      <text:p text:style-name="P2"/>
      <text:p text:style-name="P1">Másolja a /etc könyvtár azon fájljait, melynek második karaktere a, a negyedik s, és d-re végzdnek, a Check könyvtárba!</text:p>
      <text:p text:style-name="P2"><text:span text:style-name="T4">cp ?a?s*d ~/gyakorlat/Check/</text:span></text:p>
      <text:p text:style-name="P2"/>
      <text:p text:style-name="P1"/>
      <text:p text:style-name="P21">Helyezze át a Test könyvtár minden fájlját a Linux könyvtárba!</text:p>
      <text:p text:style-name="P15"><text:span text:style-name="T6">mv ~/gyakorlat/Proba/test/* ~/gyakorlat/Proba/Li</text:span><text:span text:style-name="T13">nux/<text:line-break/></text:span><text:line-break/><text:span text:style-name="T15">Hozzon létre egy új fájlt a Check könyvtárban, melynek neve Adatok.txt!</text:span></text:p>
      <text:p text:style-name="P2"><text:span text:style-name="T4">touch ~/gyakorlat/Check/Adatok.txt</text:span></text:p>
      <text:p text:style-name="P2"/>
      <text:p text:style-name="P1">Törölje a Linux könyvtár fájljait!</text:p>
      <text:p text:style-name="P2"><text:span text:style-name="T4">rm -df ~/gyakorlat/Proba/Linux/*</text:span></text:p>
      <text:p text:style-name="P2"/>
      <text:p text:style-name="P1">Törölje a Próba könyvtárat!</text:p>
      <text:p text:style-name="P2"><text:span text:style-name="T4">rm -dr ~/gyakorlat/Proba</text:span></text:p>
      <text:p text:style-name="P2"/>
      <text:p text:style-name="P1">Jelenítse meg a képernyn a /etc/passwd fájl tartalmát!</text:p>
      <text:p text:style-name="P2"><text:span text:style-name="T4">vim /etc/passwd</text:span></text:p>
      <text:p text:style-name="P2"/>
      <text:p text:style-name="P20"><text:span text:style-name="T25">Az elz feladatot végezze el a less paranccsal is! </text:span>Értelmezze a fájl szerkezetét! * Lapozzon a szövegben, keresse meg a Bela nev</text:p>
      <text:p text:style-name="P1"><text:span text:style-name="T24">felhasználókat!</text:span> Lépjen ki a less-bl!</text:p>
      <text:p text:style-name="P2"><text:span text:style-name="T4">less /etc/passwd</text:span></text:p>
      <text:p text:style-name="P2"/>
      <text:p text:style-name="P1">Állapítsa meg a következ fájlok típusát: /bin/bash, /etc/passwd, /var/log/syslog!</text:p>
      <text:p text:style-name="P2"><text:span text:style-name="T4">file /bin/bash <text:line-break/>/bin/bash: ELF 64-bit LSB executable, x86-64, version 1 (SYSV), dynamically linked, <text:line-break/>interpreter /lib64/ld-linux-x86-64.so.2, for GNU/Linux 2.6.32, BuildID[sha1]=9fba198<text:line-break/>3b024d7fcb6a6b28d54ae8316d189c942, stripped</text:span></text:p>
      <text:p text:style-name="P2"><text:span text:style-name="T4"/></text:p>
      <text:p text:style-name="P3"><text:span text:style-name="T4">file /etc/passwd </text:span><text:line-break/>/etc/passwd: ASCII text</text:p>
      <text:p text:style-name="P3"/>
      <text:p text:style-name="P18"><text:span text:style-name="T9">file /var/log/syslog </text:span><text:span text:style-name="T14"><text:line-break/>/var/log/syslog: ASCII text, with very long lines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9:15:31.073594543</meta:creation-date>
    <dc:date>2017-09-19T21:48:46.583661877</dc:date>
    <meta:editing-duration>PT1H52M</meta:editing-duration>
    <meta:editing-cycles>23</meta:editing-cycles>
    <meta:generator>LibreOffice/5.3.1.2$Linux_X86_64 LibreOffice_project/30m0$Build-2</meta:generator>
    <meta:document-statistic meta:table-count="0" meta:image-count="0" meta:object-count="0" meta:page-count="5" meta:paragraph-count="120" meta:word-count="730" meta:character-count="5076" meta:non-whitespace-character-count="4343"/>
  </office:meta>
</office:document-meta>
</file>